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 table:number-rows-repeated="4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rea m^2</text:p>
          </table:table-cell>
          <table:table-cell office:value-type="string" calcext:value-type="string">
            <text:p>Price US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2490" calcext:value-type="float">
            <text:p>249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90" calcext:value-type="float">
            <text:p>590</text:p>
          </table:table-cell>
          <table:table-cell office:value-type="float" office:value="10200" calcext:value-type="float">
            <text:p>10200</text:p>
          </table:table-cell>
          <table:table-cell/>
          <table:table-cell table:style-name="ce1"/>
        </table:table-row>
        <table:table-row table:style-name="ro1">
          <table:table-cell table:number-columns-repeated="6"/>
          <table:table-cell office:value-type="float" office:value="700" calcext:value-type="float">
            <text:p>700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3:23:19.224936344</meta:creation-date>
    <dc:date>2022-01-07T13:38:19.140805865</dc:date>
    <meta:editing-duration>PT4M49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